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none" officeooo:rsid="0011cbed" officeooo:paragraph-rsid="0011cbed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none" style:font-size-asian="16pt" style:font-size-complex="16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officeooo:paragraph-rsid="0011cbed" style:font-size-asian="12pt" style:font-size-complex="12pt"/>
    </style:style>
    <style:style style:name="P5" style:family="paragraph" style:parent-style-name="Standard">
      <style:text-properties fo:font-size="12pt" officeooo:rsid="0011cbed" officeooo:paragraph-rsid="0011cbed" style:font-size-asian="12pt" style:font-size-complex="12pt"/>
    </style:style>
    <style:style style:name="T1" style:family="text">
      <style:text-properties officeooo:rsid="0011cbed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tab/><text:span text:style-name="T2">Countermeasure</text:span></text:p>
      <text:p text:style-name="P2"/>
      <text:p text:style-name="P4"><text:span text:style-name="T1">What is </text:span>Countermeasure?</text:p>
      <text:p text:style-name="P4"/>
      <text:p text:style-name="P4"><text:span text:style-name="T1">Countermeasure</text:span> <text:span text:style-name="T1">is a</text:span> stability-seeking counter-disinformation mechanism <text:span text:style-name="T1">for social media via application of stabilizing feedback from </text:span>classical control theory.</text:p>
      <text:p text:style-name="P3"/>
      <text:p text:style-name="P5">Statement of problem</text:p>
      <text:p text:style-name="P5"/>
      <text:p text:style-name="P5">1. Disinformation abounds on social media.</text:p>
      <text:p text:style-name="P5"/>
      <text:p text:style-name="P5">2. While much disinformation is harmless or merely absurd; other kinds of false information like rumors and induced panics result in serious harm. [footnotes]</text:p>
      <text:p text:style-name="P5"/>
      <text:p text:style-name="P5">3. The destabilizing and polarizing potential of weaponizing social media couldn’t escape the attention of adversarial actors, and there is evidence it hasn’t. [footnotes] <text:s/>In the case of hostile actors, polarization, division, and destabilization of the target population are the objectives.</text:p>
      <text:p text:style-name="P5"/>
      <text:p text:style-name="P5">4. Where the objective is profit-seeking, similar harmful outcomes can result. <text:s/>Disinformation that induces fear, loathing, or hatred grabs attention; in the absence of regulation, even the worst viral ideas are spread if they generate engagement and profit.</text:p>
      <text:p text:style-name="P5"/>
      <text:p text:style-name="P5">5. As regulation of speech is justifiably unpopular and highly problematic (who gets to decide what speech is to be allowed?), the idea of moderating social media is unlikely to be a viable solution.</text:p>
      <text:p text:style-name="P5"/>
      <text:p text:style-name="P5">Conclusion: disinformation warfare is already in progress, occurring both intentionally and as a side-effect of an attention economy. <text:s/>Regardless of the motivation, Some of these actors will surely deploy sophisticated mathematical models and AI to maximize virality, and depending on their objectives, maximize harm on target adversaries. <text:s/>However, attempts to moderate speech within bounds imagined by platform owners have found limited success, if indeed such efforts have not backfired and become counterproductive.</text:p>
      <text:p text:style-name="P5"/>
      <text:p text:style-name="P5">Therefore,</text:p>
      <text:p text:style-name="P5"/>
      <text:p text:style-name="P5">We need, initially, <text:s/>an automated system that can detect inflammatory false information in circulation and inject generally reliable counter-information rapidly, and as close to the source(s) of that mis/disinformation as feasible. <text:s/>This is an inadequate but useful baby-step to reduce the “gain” applied to false information and reduce the response delay.</text:p>
      <text:p text:style-name="P5"/>
      <text:p text:style-name="P5">[Model of a much more comprehensive view from control theory]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9T16:37:24.419000000</meta:creation-date>
    <dc:date>2025-07-29T18:30:09.618000000</dc:date>
    <meta:editing-duration>PT1H52M45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13" meta:word-count="302" meta:character-count="2111" meta:non-whitespace-character-count="1815"/>
  </office:meta>
</office:document-meta>
</file>